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0368in" style:rel-column-width="8186*"/>
    </style:style>
    <style:style style:name="Table2.B" style:family="table-column">
      <style:table-column-properties style:column-width="1.0375in" style:rel-column-width="8191*"/>
    </style:style>
    <style:style style:name="Table2.H" style:family="table-column">
      <style:table-column-properties style:column-width="1.0389in" style:rel-column-width="820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edbf" officeooo:paragraph-rsid="0029ced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5128" officeooo:paragraph-rsid="004269e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9cb52" officeooo:paragraph-rsid="0049cb5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6edbf" officeooo:paragraph-rsid="0026edbf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9ced8" officeooo:paragraph-rsid="0029ced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bold" officeooo:rsid="004269e6" officeooo:paragraph-rsid="004269e6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size="12pt" officeooo:rsid="0049cb52" officeooo:paragraph-rsid="0049cb52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8bf2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8bf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9ced8" officeooo:paragraph-rsid="0029ced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29ced8" officeooo:paragraph-rsid="0029ced8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officeooo:paragraph-rsid="0048bf29"/>
    </style:style>
    <style:style style:name="P17" style:family="paragraph" style:parent-style-name="Standard">
      <style:paragraph-properties fo:text-align="start" style:justify-single-word="false"/>
      <style:text-properties fo:font-style="normal" fo:font-weight="bold" officeooo:paragraph-rsid="004269e6" style:font-style-asian="normal" style:font-weight-asian="bold" style:font-style-complex="normal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26edbf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29ced8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29ced8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2bc6db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4269e6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6edbf" officeooo:paragraph-rsid="0026edbf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6edbf" officeooo:paragraph-rsid="0026edbf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73316" officeooo:paragraph-rsid="00273316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73316" officeooo:paragraph-rsid="00273316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eba0d" officeooo:paragraph-rsid="004eba0d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c0f47" officeooo:paragraph-rsid="002c0f47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9cb52" officeooo:paragraph-rsid="0049cb52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9cb52" officeooo:paragraph-rsid="0049cb52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bold" officeooo:rsid="0029ced8" officeooo:paragraph-rsid="004eba0d" style:font-size-asian="12pt" style:font-weight-asian="bold" style:font-size-complex="12pt" style:font-weight-complex="bold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4eba0d" officeooo:paragraph-rsid="004eba0d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29ced8" officeooo:paragraph-rsid="004eba0d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2bc6db" officeooo:paragraph-rsid="002bc6db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2dca9b" officeooo:paragraph-rsid="002dca9b"/>
    </style:style>
    <style:style style:name="P36" style:family="paragraph" style:parent-style-name="Standard" style:list-style-name="L6">
      <style:paragraph-properties fo:text-align="start" style:justify-single-word="false"/>
      <style:text-properties officeooo:rsid="00497ad8" officeooo:paragraph-rsid="00497ad8"/>
    </style:style>
    <style:style style:name="P37" style:family="paragraph" style:parent-style-name="Standard" style:list-style-name="L6">
      <style:paragraph-properties fo:text-align="start" style:justify-single-word="false"/>
      <style:text-properties officeooo:rsid="0049cb52" officeooo:paragraph-rsid="0049cb52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6edbf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7331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bc6db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9ced8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eae6a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05128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5cd3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65bfd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6cdde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76d4a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f1a14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2c0f47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269e6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b3c7c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eba0d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05128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65bf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9ced8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bc6db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9d6a9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c0f47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b3c7c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b6b8d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51ca9e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522384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style:font-size-asian="12pt" style:font-size-complex="12pt"/>
    </style:style>
    <style:style style:name="T36" style:family="text">
      <style:text-properties style:font-name="DejaVu Sans Condensed" fo:font-size="12pt" officeooo:rsid="0026edbf" style:font-size-asian="12pt" style:font-size-complex="12pt"/>
    </style:style>
    <style:style style:name="T37" style:family="text">
      <style:text-properties style:font-name="DejaVu Sans Condensed" fo:font-size="12pt" officeooo:rsid="002a2a25" style:font-size-asian="12pt" style:font-size-complex="12pt"/>
    </style:style>
    <style:style style:name="T38" style:family="text">
      <style:text-properties style:font-name="DejaVu Sans Condensed" fo:font-size="12pt" officeooo:rsid="00497ad8" style:font-size-asian="12pt" style:font-size-complex="12pt"/>
    </style:style>
    <style:style style:name="T39" style:family="text">
      <style:text-properties style:font-name="DejaVu Sans Condensed" fo:font-size="12pt" fo:font-style="italic" fo:font-weight="normal" officeooo:rsid="0026edbf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Sans Condensed" fo:font-size="12pt" fo:font-style="italic" fo:font-weight="normal" officeooo:rsid="00273316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73316" style:font-weight-asian="bold" style:font-weight-complex="bold"/>
    </style:style>
    <style:style style:name="T43" style:family="text">
      <style:text-properties fo:font-weight="bold" officeooo:rsid="0047794a" style:font-weight-asian="bold" style:font-weight-complex="bold"/>
    </style:style>
    <style:style style:name="T44" style:family="text">
      <style:text-properties officeooo:rsid="00273316"/>
    </style:style>
    <style:style style:name="T45" style:family="text">
      <style:text-properties officeooo:rsid="002897a2"/>
    </style:style>
    <style:style style:name="T46" style:family="text">
      <style:text-properties officeooo:rsid="002eae6a"/>
    </style:style>
    <style:style style:name="T47" style:family="text">
      <style:text-properties officeooo:rsid="0047794a"/>
    </style:style>
    <style:style style:name="T48" style:family="text">
      <style:text-properties officeooo:rsid="0035db3e"/>
    </style:style>
    <style:style style:name="T49" style:family="text">
      <style:text-properties officeooo:rsid="004eba0d"/>
    </style:style>
    <style:style style:name="T50" style:family="text">
      <style:text-properties officeooo:rsid="0050a35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48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E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6"><text:span text:style-name="T28">5</text:span><text:span text:style-name="T30">0</text:span><text:span text:style-name="T32">2</text:span><text:span text:style-name="T20"> - </text:span><text:span text:style-name="T18">A/G</text:span><text:span text:style-name="T19"> - </text:span><text:span text:style-name="T23">Unguided Bombs</text:span><text:span text:style-name="T33"> </text:span><text:span text:style-name="T34">with </text:span><text:span text:style-name="T33">CCIP</text:span></text:p>
      <text:p text:style-name="P5"/>
      <text:p text:style-name="P1"><text:span text:style-name="T41">Master Arm</text:span> ... <text:span text:style-name="T41">ON</text:span></text:p>
      <text:p text:style-name="P1"><text:span text:style-name="T41">Master Mode</text:span> ... <text:span text:style-name="T41">A/G</text:span></text:p>
      <text:p text:style-name="P2"/>
      <text:p text:style-name="P6">CCIP bombing<text:span text:style-name="T49"> (special instructions for Mk 20 Rockeye/CBU 99 below)</text:span></text:p>
      <text:p text:style-name="P8">All</text:p>
      <text:list xml:id="list2565145456" text:style-name="L1">
        <text:list-item>
          <text:p text:style-name="P18"><text:span text:style-name="T2">On left MFD, go to </text:span><text:span text:style-name="T27">STORES</text:span><text:span text:style-name="T2"> page.</text:span></text:p>
        </text:list-item>
        <text:list-item>
          <text:p text:style-name="P23">Select unguided bombs.</text:p>
        </text:list-item>
        <text:list-item>
          <text:p text:style-name="P23">Set options:</text:p>
        </text:list-item>
      </text:list>
      <text:list text:style-name="L2">
        <text:list-item>
          <text:list>
            <text:list-item>
              <text:p text:style-name="P24"><text:span text:style-name="T41">MODE</text:span> ... <text:span text:style-name="T41">AUTO</text:span> (CCRP <text:span text:style-name="T46">level or toss</text:span>) <text:span text:style-name="T46">or</text:span> <text:span text:style-name="T41">CCIP</text:span> <text:span text:style-name="T45">(</text:span><text:span text:style-name="T46">FD is not implemented yet, </text:span><text:span text:style-name="T45">MAN is when you set the pipper depression manually)</text:span></text:p>
            </text:list-item>
            <text:list-item>
              <text:p text:style-name="P24"><text:span text:style-name="T41">MFUZ</text:span> ... use <text:span text:style-name="T42">NOSE</text:span><text:span text:style-name="T44"> or </text:span><text:span text:style-name="T41">NSTL</text:span> for most bombs, but see below</text:p>
            </text:list-item>
            <text:list-item>
              <text:p text:style-name="P24"><text:span text:style-name="T41">EFUZ</text:span> ... <text:span text:style-name="T43">As desired</text:span><text:span text:style-name="T47"> (</text:span><text:span text:style-name="T42">INST</text:span><text:span text:style-name="T44"> </text:span><text:span text:style-name="T47">recommended </text:span><text:span text:style-name="T44">for most bombs, but see below</text:span><text:span text:style-name="T50">)</text:span></text:p>
            </text:list-item>
            <text:list-item>
              <text:p text:style-name="P25"><text:span text:style-name="T41">DRAG</text:span> (if applicable) ... <text:span text:style-name="T41">FF</text:span> (Free Fall/slick) or <text:span text:style-name="T41">RET</text:span> (Retarded) as desired</text:p>
            </text:list-item>
          </text:list>
        </text:list-item>
      </text:list>
      <text:list xml:id="list230905991486469" text:continue-list="list2565145456" text:style-name="L1">
        <text:list-item>
          <text:p text:style-name="P23"><text:span text:style-name="T44">To set ripple and interval, press </text:span><text:span text:style-name="T42">UFC</text:span><text:span text:style-name="T44"> button. <text:s/>Then on </text:span><text:span text:style-name="T45">the </text:span><text:span text:style-name="T44">UFC </text:span><text:span text:style-name="T45">itself</text:span><text:span text:style-name="T44">:</text:span></text:p>
        </text:list-item>
      </text:list>
      <text:list text:style-name="L3">
        <text:list-item>
          <text:list>
            <text:list-item>
              <text:p text:style-name="P26"><text:span text:style-name="T41">QTY</text:span> ... total number of release impulses</text:p>
            </text:list-item>
            <text:list-item>
              <text:p text:style-name="P26"><text:span text:style-name="T41">MULT</text:span> ... number of bombs to be dropped per impulse</text:p>
            </text:list-item>
            <text:list-item>
              <text:p text:style-name="P26">Total bombs dropped will be <text:span text:style-name="T41">QTY x MULT</text:span>.</text:p>
            </text:list-item>
            <text:list-item>
              <text:p text:style-name="P26"><text:span text:style-name="T41">INT</text:span> ... interval spacing in ft</text:p>
            </text:list-item>
          </text:list>
        </text:list-item>
      </text:list>
      <text:list xml:id="list230906906297849" text:continue-list="list230905991486469" text:style-name="L1">
        <text:list-item>
          <text:p text:style-name="P18"><text:span text:style-name="T2">Put CCIP dot on the target and </text:span><text:span text:style-name="T21">hold Red Button</text:span><text:span text:style-name="T2"> until all selected bombs are gone.</text:span></text:p>
        </text:list-item>
        <text:list-item>
          <text:p text:style-name="P19"><text:span text:style-name="T2">If there's a horizontal bar across the CCIP bomb fall line </text:span><text:span text:style-name="T7">(longer than the impact crosshair line)</text:span><text:span text:style-name="T2">, that's the "reflected cue": actual impact point is off the bottom of the HUD. <text:s/>Unlike F-16 and AV-8B, </text:span><text:span text:style-name="T39">holding pickle will not </text:span><text:span text:style-name="T40">convert to</text:span><text:span text:style-name="T39"> a CCRP drop</text:span><text:span text:style-name="T2">, you must either dive steeper or get to a lower altitude to make the reflected cue go away </text:span><text:span text:style-name="T3">and enable bomb release.</text:span></text:p>
        </text:list-item>
        <text:list-item>
          <text:p text:style-name="P19"><text:span text:style-name="T2">For best accuracy when using CCIP, press </text:span><text:span text:style-name="T21">Dish Hat up</text:span><text:span text:style-name="T2"> to put SOI to HUD/</text:span><text:span text:style-name="T8">HMD</text:span><text:span text:style-name="T2">. <text:s/>That will turn on </text:span><text:span text:style-name="T21">AGR</text:span><text:span text:style-name="T2"> (Air-Ground Ranging) radar mode, and radar will be used to get exact range to CCIP impact point. <text:s/></text:span><text:span text:style-name="T9">When SOI is in HUD/HMD you can also press </text:span><text:span text:style-name="T24">TDC press</text:span><text:span text:style-name="T9"> to designate a target (at VV, or HMD pipper), which will automatically switch you to </text:span><text:span text:style-name="T24">CCRP</text:span><text:span text:style-name="T9"> mode.</text:span></text:p>
        </text:list-item>
      </text:list>
      <text:p text:style-name="P15"><text:span text:style-name="T2">M</text:span><text:span text:style-name="T1">k 20/</text:span><text:span text:style-name="T4">CBU</text:span><text:span text:style-name="T1"> 99 Rockeye</text:span></text:p>
      <text:list text:style-name="L4">
        <text:list-item>
          <text:p text:style-name="P20"><text:span text:style-name="T4">Buttons</text:span><text:span text:style-name="T5"> on SMS page:</text:span></text:p>
          <text:list>
            <text:list-item>
              <text:p text:style-name="P31">MFUZ</text:p>
              <text:list>
                <text:list-item>
                  <text:p text:style-name="P32"><text:span text:style-name="T17">PRI</text:span><text:span text:style-name="T1"> -- Bombs will burst 1.2 seconds after release</text:span></text:p>
                </text:list-item>
                <text:list-item>
                  <text:p text:style-name="P33"><text:span text:style-name="T17">VT</text:span><text:span text:style-name="T16"> -- Bombs will burst at 1500 ft AGL (hardcoded), or 1.2 seconds after release, whichever is later</text:span></text:p>
                </text:list-item>
              </text:list>
            </text:list-item>
            <text:list-item>
              <text:p text:style-name="P20"><text:span text:style-name="T16">With MFUZ in VT, p</text:span><text:span text:style-name="T5">ress </text:span><text:span text:style-name="T25">HT</text:span><text:span text:style-name="T5"> </text:span><text:span text:style-name="T10">OSB</text:span><text:span text:style-name="T5"> to cycle through burst heights (shown in columns of data in the center). <text:s/></text:span><text:span text:style-name="T16">Set to 1500 to match hardcoded burst height. <text:s/>Other burst heights may be implemented in the future, but the HT setting here is for release symbology, NOT for setting the actual burst height.</text:span></text:p>
            </text:list-item>
          </text:list>
        </text:list-item>
        <text:list-item>
          <text:p text:style-name="P27">For level release, put target just below bottom of CCIP cross line. <text:s/>For release in near-vertical dive, use CCIP aimpoint. <text:s/>For angles between these, adjust proportionally: steeper angle is closer to center of CCIP crosshair.</text:p>
        </text:list-item>
        <text:list-item>
          <text:p text:style-name="P27">Pattern is determined by flight angle. <text:s/>Very steep dive (75 deg) results in a tight pattern, level release results in a longer pattern. <text:s/>Longer patterns may fall short, so aim long if doing a level release. <text:s/>A single Mk 20 can kill a tank if you get lucky.</text:p>
        </text:list-item>
      </text:list>
      <text:p text:style-name="P3"/>
      <text:p text:style-name="P14"><text:span text:style-name="T36">C</text:span><text:span text:style-name="T35">CRP bombing</text:span></text:p>
      <text:p text:style-name="P9">All</text:p>
      <text:list text:style-name="L5">
        <text:list-item>
          <text:p text:style-name="P21"><text:span text:style-name="T4">Designate a target, either from a </text:span><text:span text:style-name="T26">waypoint</text:span><text:span text:style-name="T4"> (</text:span><text:span text:style-name="T26">WPDSG</text:span><text:span text:style-name="T4"> </text:span><text:span text:style-name="T11">OSB</text:span><text:span text:style-name="T4"> on </text:span><text:span text:style-name="T26">HSI</text:span><text:span text:style-name="T4"> </text:span><text:span text:style-name="T7">or </text:span><text:span text:style-name="T22">SA</text:span><text:span text:style-name="T4"> </text:span><text:span text:style-name="T7">page</text:span><text:span text:style-name="T4">), with </text:span><text:span text:style-name="T26">TPOD</text:span><text:span text:style-name="T4"> (see other checklist), </text:span><text:span text:style-name="T7">on </text:span><text:span text:style-name="T22">A/G radar</text:span><text:span text:style-name="T7">, </text:span><text:span text:style-name="T4">or </text:span><text:span text:style-name="T26">visually</text:span><text:span text:style-name="T4">:</text:span></text:p>
          <text:list>
            <text:list-item>
              <text:p text:style-name="P34"><text:span text:style-name="T1">Press </text:span><text:span text:style-name="T17">Dish Hat up</text:span><text:span text:style-name="T1"> to put SOI in HUD. <text:s/>Shows "</text:span><text:span text:style-name="T17">Ball and Chain</text:span><text:span text:style-name="T1">" symbology.</text:span></text:p>
            </text:list-item>
            <text:list-item>
              <text:p text:style-name="P35"><text:span text:style-name="T6">Put Ball and Chain pipper on target, or look at target with HMD, and pre</text:span><text:span text:style-name="T1">ss </text:span><text:span text:style-name="T17">TDC press</text:span><text:span text:style-name="T1"> to </text:span><text:span text:style-name="T6">designate. <text:s/>T</text:span><text:span text:style-name="T1">hen adjust target diamond with </text:span><text:span text:style-name="T17">TDC slew</text:span><text:span text:style-name="T1"> if needed.</text:span></text:p>
            </text:list-item>
          </text:list>
        </text:list-item>
        <text:list-item>
          <text:p text:style-name="P28">Once you have a target, fly toward the bomb fall line.</text:p>
        </text:list-item>
        <text:list-item>
          <text:p text:style-name="P28">HUD shows <text:span text:style-name="T41">xx REL</text:span> countdown to release time, and <text:span text:style-name="T41">xx.x TGT</text:span> distance to target.</text:p>
        </text:list-item>
        <text:list-item>
          <text:p text:style-name="P22"><text:span text:style-name="T13">Release cue line falls from top of bomb fall line toward VV. <text:s/></text:span><text:span text:style-name="T29">Hold Red Button</text:span><text:span text:style-name="T13"> until all bombs drop.</text:span></text:p>
        </text:list-item>
      </text:list>
      <text:p text:style-name="P10"/>
      <text:p text:style-name="P17"><text:span text:style-name="T38">Toss/loft bombing from l</text:span><text:span text:style-name="T37">ow level</text:span></text:p>
      <text:list xml:id="list3515578739" text:style-name="L6">
        <text:list-item>
          <text:p text:style-name="P36"><text:span text:style-name="T14">F</text:span><text:span text:style-name="T1">ollow </text:span><text:span text:style-name="T17">CCRP bombing</text:span><text:span text:style-name="T1"> steps above to set up attack.</text:span></text:p>
        </text:list-item>
        <text:list-item>
          <text:p text:style-name="P37"><text:span text:style-name="T1">At the desired time until target</text:span><text:span text:style-name="T15"> (see table, </text:span><text:span text:style-name="T31">20 seconds</text:span><text:span text:style-name="T15"> recommended)</text:span><text:span text:style-name="T1">, </text:span><text:span text:style-name="T17">hold pickle</text:span><text:span text:style-name="T1"> and </text:span><text:span text:style-name="T17">pull up sharply</text:span><text:span text:style-name="T1"> to the </text:span><text:span text:style-name="T17">Stabilize angle</text:span><text:span text:style-name="T1">, then </text:span><text:span text:style-name="T17">stop pulling</text:span><text:span text:style-name="T1"> and </text:span><text:span text:style-name="T17">stabilize in a steady climb</text:span><text:span text:style-name="T1">.</text:span></text:p>
        </text:list-item>
      </text:list>
      <text:list text:style-name="L7">
        <text:list-item>
          <text:list>
            <text:list-item>
              <text:p text:style-name="P29">IMPORTANT: You need to be stabilized at the moment of bomb release or accuracy could be poor or all bombs may not drop.</text:p>
            </text:list-item>
          </text:list>
        </text:list-item>
      </text:list>
      <text:list xml:id="list230905319683937" text:continue-list="list3515578739" text:style-name="L6">
        <text:list-item>
          <text:p text:style-name="P30">Release cue line (horizontal line) should almost immediately appear coming down the vertical bomb fall line. <text:s/>Bombs will release when the release cue reaches the velocity vector.</text:p>
        </text:list-item>
        <text:list-item>
          <text:p text:style-name="P37"><text:span text:style-name="T12">A</text:span><text:span text:style-name="T1">s soon as the bombs are gone, pull hard up and over until partly inverted and get back down to low altitude. <text:s/>The HSI/SA page has a reciprocal marking for the target heading.</text:span></text:p>
        </text:list-item>
      </text:list>
      <table:table table:name="Table2" table:style-name="Table2">
        <table:table-column table:style-name="Table2.A"/>
        <table:table-column table:style-name="Table2.B" table:number-columns-repeated="6"/>
        <table:table-column table:style-name="Table2.H"/>
        <table:table-row>
          <table:table-cell table:style-name="Table2.A1" office:value-type="string">
            <text:p text:style-name="P7">Pull up time</text:p>
          </table:table-cell>
          <table:table-cell table:style-name="Table2.A1" office:value-type="string">
            <text:p text:style-name="P7">Pull up distance</text:p>
          </table:table-cell>
          <table:table-cell table:style-name="Table2.A1" office:value-type="string">
            <text:p text:style-name="P7">Stabilize angle</text:p>
          </table:table-cell>
          <table:table-cell table:style-name="Table2.A1" office:value-type="string">
            <text:p text:style-name="P7">Release angle</text:p>
          </table:table-cell>
          <table:table-cell table:style-name="Table2.A1" office:value-type="string">
            <text:p text:style-name="P7">Release alt</text:p>
          </table:table-cell>
          <table:table-cell table:style-name="Table2.A1" office:value-type="string">
            <text:p text:style-name="P7">Max aircraft alt</text:p>
          </table:table-cell>
          <table:table-cell table:style-name="Table2.A1" office:value-type="string">
            <text:p text:style-name="P7">Closest approach</text:p>
          </table:table-cell>
          <table:table-cell table:style-name="Table2.H1" office:value-type="string">
            <text:p text:style-name="P7">Exposure time</text:p>
          </table:table-cell>
        </table:table-row>
        <text:soft-page-break/>
        <table:table-row>
          <table:table-cell table:style-name="Table2.A2" office:value-type="string">
            <text:p text:style-name="P11">15 sec</text:p>
          </table:table-cell>
          <table:table-cell table:style-name="Table2.A2" office:value-type="string">
            <text:p text:style-name="P11">3.0 nmi</text:p>
          </table:table-cell>
          <table:table-cell table:style-name="Table2.A2" office:value-type="string">
            <text:p text:style-name="P11">15 deg</text:p>
          </table:table-cell>
          <table:table-cell table:style-name="Table2.A2" office:value-type="string">
            <text:p text:style-name="P11">~15-20 deg</text:p>
          </table:table-cell>
          <table:table-cell table:style-name="Table2.A2" office:value-type="string">
            <text:p text:style-name="P11">500-1000 ft</text:p>
          </table:table-cell>
          <table:table-cell table:style-name="Table2.A2" office:value-type="string">
            <text:p text:style-name="P11">2000 ft</text:p>
          </table:table-cell>
          <table:table-cell table:style-name="Table2.A2" office:value-type="string">
            <text:p text:style-name="P11">1.8 nmi</text:p>
          </table:table-cell>
          <table:table-cell table:style-name="Table2.H2" office:value-type="string">
            <text:p text:style-name="P11">15-20 sec</text:p>
          </table:table-cell>
        </table:table-row>
        <table:table-row>
          <table:table-cell table:style-name="Table2.A2" office:value-type="string">
            <text:p text:style-name="P7">20 sec</text:p>
          </table:table-cell>
          <table:table-cell table:style-name="Table2.A2" office:value-type="string">
            <text:p text:style-name="P7">3.75-4.0 nmi</text:p>
          </table:table-cell>
          <table:table-cell table:style-name="Table2.A2" office:value-type="string">
            <text:p text:style-name="P7">20 deg</text:p>
          </table:table-cell>
          <table:table-cell table:style-name="Table2.A2" office:value-type="string">
            <text:p text:style-name="P7">~20-25 deg</text:p>
          </table:table-cell>
          <table:table-cell table:style-name="Table2.A2" office:value-type="string">
            <text:p text:style-name="P7">1000 ft</text:p>
          </table:table-cell>
          <table:table-cell table:style-name="Table2.A2" office:value-type="string">
            <text:p text:style-name="P7">2500 ft</text:p>
          </table:table-cell>
          <table:table-cell table:style-name="Table2.A2" office:value-type="string">
            <text:p text:style-name="P7">2.5 nmi</text:p>
          </table:table-cell>
          <table:table-cell table:style-name="Table2.H2" office:value-type="string">
            <text:p text:style-name="P7">20 sec</text:p>
          </table:table-cell>
        </table:table-row>
        <table:table-row>
          <table:table-cell table:style-name="Table2.A2" office:value-type="string">
            <text:p text:style-name="P11">25 sec</text:p>
          </table:table-cell>
          <table:table-cell table:style-name="Table2.A2" office:value-type="string">
            <text:p text:style-name="P11">4.5 nmi</text:p>
          </table:table-cell>
          <table:table-cell table:style-name="Table2.A2" office:value-type="string">
            <text:p text:style-name="P11">30 deg</text:p>
          </table:table-cell>
          <table:table-cell table:style-name="Table2.A2" office:value-type="string">
            <text:p text:style-name="P11">~30-35 deg</text:p>
          </table:table-cell>
          <table:table-cell table:style-name="Table2.A2" office:value-type="string">
            <text:p text:style-name="P11">1500-2000 ft</text:p>
          </table:table-cell>
          <table:table-cell table:style-name="Table2.A2" office:value-type="string">
            <text:p text:style-name="P11">3500-4000 ft</text:p>
          </table:table-cell>
          <table:table-cell table:style-name="Table2.A2" office:value-type="string">
            <text:p text:style-name="P11">3.25 nmi</text:p>
          </table:table-cell>
          <table:table-cell table:style-name="Table2.H2" office:value-type="string">
            <text:p text:style-name="P11">20 sec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9:04.990000000</dc:date>
    <meta:editing-duration>PT12H45M59S</meta:editing-duration>
    <meta:editing-cycles>53</meta:editing-cycles>
    <meta:generator>LibreOffice/7.4.5.1$Windows_X86_64 LibreOffice_project/9c0871452b3918c1019dde9bfac75448afc4b57f</meta:generator>
    <meta:document-statistic meta:table-count="2" meta:image-count="0" meta:object-count="0" meta:page-count="2" meta:paragraph-count="80" meta:word-count="819" meta:character-count="4257" meta:non-whitespace-character-count="3535"/>
  </office:meta>
</office:document-meta>
</file>